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491cm" svg:x="0.0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15:25.332020289</dc:date>
    <meta:editing-duration>PT2M47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492cm" xlink:href="." xlink:type="simple" chart:class="chart:scatter" chart:style-name="ch1">
        <chart:plot-area chart:style-name="ch2" chart:data-source-has-labels="both" svg:x="0.305cm" svg:y="0.169cm" svg:width="14.682cm" svg:height="8.154cm">
          <chartooo:coordinate-region svg:x="0.847cm" svg:y="0.368cm" svg:width="14.046cm" svg:height="7.75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75999700692908">
                <text:p>-0.375999700692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93915231795365E-015">
                <text:p>-2.93915231795365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76335575687741">
                <text:p>1.76335575687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94686175218606">
                <text:p>-2.94686175218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375999700692896">
                <text:p>-0.375999700692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40872847693047E-015">
                <text:p>-4.40872847693047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44526102230513">
                <text:p>1.44526102230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375999700692905">
                <text:p>0.375999700692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31153972832738">
                <text:p>-2.31153972832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05364131778608">
                <text:p>-2.05364131778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746069661494555">
                <text:p>0.746069661494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31153972832738">
                <text:p>2.31153972832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75999700692895">
                <text:p>-0.375999700692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5.8783046359073E-015">
                <text:p>-5.8783046359073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44526102230513">
                <text:p>1.445261022305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375999700692906">
                <text:p>0.375999700692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746069661494546">
                <text:p>-0.746069661494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746069661494533">
                <text:p>0.746069661494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85316954888545">
                <text:p>2.853169548885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31153972832738">
                <text:p>2.31153972832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375999700692893">
                <text:p>-0.375999700692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7.34788079488412E-015">
                <text:p>-7.34788079488412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44526102230513">
                <text:p>1.445261022305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76335575687743">
                <text:p>1.76335575687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375999700692929">
                <text:p>0.3759997006929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10437365805405">
                <text:p>-1.10437365805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05364131778608">
                <text:p>-2.05364131778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46069661494547">
                <text:p>-0.7460696614945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746069661494532">
                <text:p>0.7460696614945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31153972832738">
                <text:p>2.31153972832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10437365805407">
                <text:p>1.10437365805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8.81745695386094E-015">
                <text:p>-8.8174569538609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